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Malgun Gothic1" svg:font-family="'Malgun Gothic'"/>
    <style:font-face style:name="Arial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algun Gothic" svg:font-family="'Malgun Gothic'" style:font-pitch="variable"/>
    <style:font-face style:name="Noto Sans CJK JP" svg:font-family="'Noto Sans CJK JP'" style:font-pitch="variable"/>
    <style:font-face style:name="Noto Sans CJK KR1" svg:font-family="'Noto Sans CJK KR'" style:font-pitch="variable"/>
    <style:font-face style:name="Noto Serif CJK KR1" svg:font-family="'Noto Serif CJK K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3e5764" draw:opacity="80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35cm" svg:stroke-color="#294553" draw:stroke-linejoin="round" svg:stroke-linecap="butt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.035cm" svg:stroke-color="#294553" draw:stroke-linejoin="round" svg:stroke-linecap="butt" draw:fill="none" draw:textarea-vertical-align="top" draw:auto-grow-height="false" draw:fit-to-size="false" style:shrink-to-fit="false" fo:min-height="2.347cm" fo:min-width="15.49cm" fo:padding-top="0.127cm" fo:padding-bottom="0.127cm" fo:padding-left="0.254cm" fo:padding-right="0.254cm" fo:wrap-option="wrap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4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3e5764" draw:opacity="80%"/>
      <style:paragraph-properties fo:text-align="center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Malgun Gothic1" fo:font-size="12pt" fo:letter-spacing="normal" fo:font-style="normal" style:text-underline-style="none" fo:font-weight="normal" style:font-name-asian="Malgun Gothic1" style:font-size-asian="12pt" style:font-style-asian="normal" style:font-weight-asian="normal" style:font-name-complex="Malgun Gothic1" style:font-size-complex="12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language-asian="ko" style:country-asian="KR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language-asian="ko" style:country-asian="KR" style:font-style-asian="normal" style:font-weight-asian="normal" style:font-name-complex="Arial1" style:font-size-complex="32pt" style:font-style-complex="normal" style:font-weight-complex="normal"/>
    </style:style>
    <style:style style:name="T3" style:family="text">
      <style:text-properties fo:font-variant="normal" fo:text-transform="none" fo:color="#3e5764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language-asian="ko" style:country-asian="KR" style:font-style-asian="normal" style:font-weight-asian="normal" style:font-name-complex="Arial1" style:font-size-complex="20pt" style:font-style-complex="normal" style:font-weight-complex="normal"/>
    </style:style>
    <style:style style:name="T4" style:family="text">
      <style:text-properties fo:font-variant="normal" fo:text-transform="none" fo:color="#3e5764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language-asian="ko" style:country-asian="KR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3e5764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language-asian="ko" style:country-asian="KR" style:font-style-asian="normal" style:font-weight-asian="normal" style:font-name-complex="Arial1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custom-shape draw:name="Google Shape;88;p1" draw:style-name="gr1" draw:text-style-name="P1" draw:layer="layout" svg:width="19.076cm" svg:height="3.851cm" svg:x="0cm" svg:y="-0.0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" draw:style-name="gr2" draw:text-style-name="P3" draw:layer="layout" svg:width="11.292cm" svg:height="1.271cm" svg:x="1.324cm" svg:y="1.937cm">
          <text:p text:style-name="P2"><text:span text:style-name="T1">자기소개서 작성하기 – 가치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" draw:style-name="gr2" draw:text-style-name="P3" draw:layer="layout" svg:width="7.218cm" svg:height="1.609cm" svg:x="0.706cm" svg:y="0.548cm">
          <text:p text:style-name="P2"><text:span text:style-name="T2">취업역량 평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" draw:style-name="gr2" draw:text-style-name="P3" draw:layer="layout" svg:width="4.689cm" svg:height="1.102cm" svg:x="1.363cm" svg:y="4.715cm">
          <text:p text:style-name="P2"><text:span text:style-name="T3">가치관 질문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92;p1">
          <draw:custom-shape draw:name="Google Shape;93;p1" draw:style-name="gr2" draw:text-style-name="P3" draw:layer="layout" svg:width="16.152cm" svg:height="1.439cm" svg:x="1.395cm" svg:y="5.849cm">
            <text:p text:style-name="P2"><text:span text:style-name="T4">나의 미래를 어떤 모습으로 그리는가</text:span><text:span text:style-name="T4">?</text:span></text:p>
            <text:p text:style-name="P2"><text:span text:style-name="T4"><text:s/></text:span><text:span text:style-name="T4">왜 그렇게 그리게 되었는가</text:span><text:span text:style-name="T4">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4;p1" draw:style-name="gr3" draw:text-style-name="P3" draw:layer="layout" svg:width="15.997cm" svg:height="2.635cm" svg:x="1.526cm" svg:y="7.212cm">
            <text:p text:style-name="P2"><text:span text:style-name="T5">답변 </text:span><text:span text:style-name="T5">: </text:span><text:span text:style-name="T5">나의 미래는 제가 어떤 분야에 있어서든 조금씩이라도 점진적으로 발전하려고 하는 노력하는 모습을 보이는게 제 미래였으면 좋겠습니다</text:span><text:span text:style-name="T5">.</text:span></text:p>
            <text:p text:style-name="P2"><text:span text:style-name="T5">제가 노력한다면 점차 더 좋은 미래를 그릴 수 있을 거 같아서 그렇게 생각하게 되었습니다</text:span><text:span text:style-name="T5">. </text:span></text:p>
            <text:p text:style-name="P2"><text:span text:style-name="T5"/></text:p>
            <text:p text:style-name="P2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5;p1">
          <draw:custom-shape draw:name="Google Shape;96;p1" draw:style-name="gr2" draw:text-style-name="P3" draw:layer="layout" svg:width="16.105cm" svg:height="1.439cm" svg:x="1.418cm" svg:y="10.193cm">
            <text:p text:style-name="P2"><text:span text:style-name="T4">현재 자주</text:span><text:span text:style-name="T4">/</text:span><text:span text:style-name="T4">깊이 있게 생각하는 고민은 무엇인가</text:span><text:span text:style-name="T4">?</text:span></text:p>
            <text:p text:style-name="P2"><text:span text:style-name="T4">문제가 발생했을 때 어떻게 대처하는가</text:span><text:span text:style-name="T4">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7;p1" draw:style-name="gr3" draw:text-style-name="P3" draw:layer="layout" svg:width="15.997cm" svg:height="2.635cm" svg:x="1.572cm" svg:y="11.652cm">
            <text:p text:style-name="P2"><text:span text:style-name="T5">답변 </text:span><text:span text:style-name="T5">: </text:span><text:span text:style-name="T5">자주 깊이 있게 생각하려고 하는 고민은 알고리즘을 짤 때 얼마나 더 간편하고 짜임새 있게 짤 수 있을 까 고민합니다</text:span><text:span text:style-name="T5">. </text:span><text:span text:style-name="T5">문제가 생겼을 때는 제가 생각한 것을 마인드맵을 쓸 때도 있고 정리하면서 현재 어떤 면에서 문제에 직면했는지 먼저 알려고 합니다</text:span><text:span text:style-name="T5">. </text:span><text:span text:style-name="T5">그 다음에 문제를 어떤 식으로 해결하려고 하는지 생각해보고 검색을 하거나 저보다 더 많이 아는 사람한테 물어보면서 해결하려고 합니다</text:span><text:span text:style-name="T5">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8;p1">
          <draw:custom-shape draw:name="Google Shape;99;p1" draw:style-name="gr2" draw:text-style-name="P3" draw:layer="layout" svg:width="16.105cm" svg:height="1.439cm" svg:x="1.279cm" svg:y="14.633cm">
            <text:p text:style-name="P2"><text:span text:style-name="T4">다른 사람에게 어떻게 비춰지고 싶은가</text:span><text:span text:style-name="T4">?</text:span></text:p>
            <text:p text:style-name="P2"><text:span text:style-name="T4">대인관계는 어떻게 이루고 유지하는 가</text:span><text:span text:style-name="T4">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;p1" draw:style-name="gr3" draw:text-style-name="P3" draw:layer="layout" svg:width="15.997cm" svg:height="2.635cm" svg:x="1.516cm" svg:y="16.044cm">
            <text:p text:style-name="P2"><text:span text:style-name="T5">답변 </text:span><text:span text:style-name="T5">: </text:span><text:span text:style-name="T5">대인관계는 다른 사람이 저한테 대하는 만큼 똑같이 대해줍니다</text:span><text:span text:style-name="T5">. </text:span><text:span text:style-name="T5">다른 사람에게 어떻게 비춰지고 싶은 거를 바라기 보다 제가 먼저 그런 사람이 되려고 생각하는 편입니다</text:span><text:span text:style-name="T5">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1;p1">
          <draw:custom-shape draw:name="Google Shape;102;p1" draw:style-name="gr2" draw:text-style-name="P3" draw:layer="layout" svg:width="16.105cm" svg:height="1.439cm" svg:x="1.418cm" svg:y="19.025cm">
            <text:p text:style-name="P2"><text:span text:style-name="T4">직업을 통해 얻고 싶은 것이 무엇인가</text:span><text:span text:style-name="T4">?</text:span></text:p>
            <text:p text:style-name="P2"><text:span text:style-name="T4">직종을 선택했다면 왜 그 직종을 선택했는가</text:span><text:span text:style-name="T4">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3;p1" draw:style-name="gr3" draw:text-style-name="P3" draw:layer="layout" svg:width="15.997cm" svg:height="2.635cm" svg:x="1.516cm" svg:y="20.537cm">
            <text:p text:style-name="P2"><text:span text:style-name="T5">답변 </text:span><text:span text:style-name="T5">: </text:span><text:span text:style-name="T5">규칙적인 생활</text:span><text:span text:style-name="T5">, </text:span><text:span text:style-name="T5">자기 계발 입니다</text:span><text:span text:style-name="T5">. </text:span><text:span text:style-name="T5">직업을 통해서 자기가 공부를 하고 그 분야에서 직무를 수행하면서 자기 계발을 할 수 있다고 생각합니다</text:span><text:span text:style-name="T5">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4;p1">
          <draw:custom-shape draw:name="Google Shape;105;p1" draw:style-name="gr4" draw:text-style-name="P4" draw:layer="layout" svg:width="16.105cm" svg:height="0.847cm" svg:x="1.46cm" svg:y="23.518cm">
            <text:p text:style-name="P2"><text:span text:style-name="T4">종합적으로 볼 때 어떤 가치관을 가지고 살아가는가</text:span><text:span text:style-name="T4">(</text:span><text:span text:style-name="T4">신념</text:span><text:span text:style-name="T4">, </text:span><text:span text:style-name="T4">좌우명</text:span><text:span text:style-name="T4">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6;p1" draw:style-name="gr5" draw:text-style-name="P4" draw:layer="layout" svg:width="15.997cm" svg:height="2.6cm" svg:x="1.572cm" svg:y="24.2cm">
            <text:p text:style-name="P2"><text:span text:style-name="T5">답변 </text:span><text:span text:style-name="T5">: </text:span><text:span text:style-name="T5">제가 생각하는 좌우명은 부끄럽게 살지말자 입니다</text:span><text:span text:style-name="T5">. </text:span><text:span text:style-name="T5">자기 자신에게 부끄럽지 않은 행동을 하면서 살아간다면 제 인생을 노력하면서 좋은 인생을 사려고 할 거 같습니다</text:span><text:span text:style-name="T5">.</text:span></text:p>
            <text:p text:style-name="P2"><text:span text:style-name="T5">직업적인 면에서는 혼자 일하거나 팀원과 협업을 하면서도 부끄럽지 않게 노력하면 성과가 있을거 같습니다</text:span><text:span text:style-name="T5">.</text:span></text:p>
            <text:p text:style-name="P2"><text:span text:style-name="T5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85;p1:notes" presentation:style-name="pr1" draw:text-style-name="P5" draw:layer="layout" svg:width="15.107cm" svg:height="12.408cm" svg:x="1.887cm" svg:y="13.101cm" presentation:class="notes" presentation:placeholder="true" presentation:user-transformed="true">
            <draw:text-box/>
          </draw:frame>
          <draw:page-thumbnail draw:name="Google Shape;86;p1:notes" draw:style-name="gr6" draw:layer="layout" svg:width="7.16cm" svg:height="10.34cm" svg:x="5.861cm" svg:y="2.068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Malgun Gothic1" svg:font-family="'Malgun Gothic'"/>
    <style:font-face style:name="Arial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algun Gothic" svg:font-family="'Malgun Gothic'" style:font-pitch="variable"/>
    <style:font-face style:name="Noto Sans CJK JP" svg:font-family="'Noto Sans CJK JP'" style:font-pitch="variable"/>
    <style:font-face style:name="Noto Sans CJK KR1" svg:font-family="'Noto Sans CJK KR'" style:font-pitch="variable"/>
    <style:font-face style:name="Noto Serif CJK KR1" svg:font-family="'Noto Serif CJK K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2" style:font-size-asian="24pt" style:language-asian="ko" style:country-asian="KR" style:font-name-complex="Noto Sans CJK JP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portrait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5.95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Malgun Gothic1" fo:font-size="13pt" fo:letter-spacing="normal" fo:font-style="normal" style:text-underline-style="none" fo:font-weight="normal" style:font-name-asian="Malgun Gothic1" style:font-size-asian="13pt" style:language-asian="ko" style:country-asian="KR" style:font-style-asian="normal" style:font-weight-asian="normal" style:font-name-complex="Malgun Gothic1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OBJECT" style:page-layout-name="PM1" draw:style-name="Mdp1">
      <draw:frame draw:name="Google Shape;16;p3" presentation:style-name="OBJECT-title" draw:layer="backgroundobjects" svg:width="17.144cm" svg:height="4.585cm" svg:x="0.953cm" svg:y="1.102cm" presentation:class="title" presentation:placeholder="true" presentation:user-transformed="true">
        <draw:text-box/>
      </draw:frame>
      <draw:frame draw:name="Google Shape;17;p3" presentation:style-name="OBJECT-outline1" draw:layer="backgroundobjects" svg:width="17.144cm" svg:height="18.159cm" svg:x="0.953cm" svg:y="6.421cm" presentation:class="outline" presentation:placeholder="true" presentation:user-transformed="true">
        <draw:text-box/>
      </draw:frame>
      <draw:frame draw:name="Google Shape;18;p3" presentation:style-name="Mpr1" draw:text-style-name="MP5" draw:layer="backgroundobjects" svg:width="4.444cm" svg:height="1.464cm" svg:x="0.953cm" svg:y="25.504cm" presentation:class="date-time" presentation:user-transformed="true">
        <draw:text-box>
          <text:p/>
        </draw:text-box>
      </draw:frame>
      <draw:frame draw:name="Google Shape;19;p3" presentation:style-name="Mpr1" draw:text-style-name="MP5" draw:layer="backgroundobjects" svg:width="6.032cm" svg:height="1.464cm" svg:x="6.509cm" svg:y="25.504cm" presentation:class="footer" presentation:user-transformed="true">
        <draw:text-box>
          <text:p/>
        </draw:text-box>
      </draw:frame>
      <draw:frame draw:name="Google Shape;20;p3" presentation:style-name="Mpr1" draw:text-style-name="MP5" draw:layer="backgroundobjects" svg:width="4.444cm" svg:height="1.464cm" svg:x="13.653cm" svg:y="25.50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0T05:18:53</meta:creation-date>
    <meta:initial-creator>USER</meta:initial-creator>
    <meta:generator>LibreOffice/6.4.6.2$Linux_X86_64 LibreOffice_project/40$Build-2</meta:generator>
    <dc:date>2021-01-15T11:18:03.786091148</dc:date>
    <meta:editing-duration>PT8M20S</meta:editing-duration>
    <meta:editing-cycles>1</meta:editing-cycles>
    <meta:document-statistic meta:object-count="42"/>
  </office:meta>
</office:document-meta>
</file>